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02.16pt"/>
    </style:style>
    <style:style style:name="co3" style:family="table-column">
      <style:table-column-properties fo:break-before="auto" style:column-width="113.7pt"/>
    </style:style>
    <style:style style:name="co4" style:family="table-column">
      <style:table-column-properties fo:break-before="auto" style:column-width="29.54pt"/>
    </style:style>
    <style:style style:name="co5" style:family="table-column">
      <style:table-column-properties fo:break-before="auto" style:column-width="37.3pt"/>
    </style:style>
    <style:style style:name="co6" style:family="table-column">
      <style:table-column-properties fo:break-before="auto" style:column-width="94.39pt"/>
    </style:style>
    <style:style style:name="co7" style:family="table-column">
      <style:table-column-properties fo:break-before="auto" style:column-width="122.94pt"/>
    </style:style>
    <style:style style:name="co8" style:family="table-column">
      <style:table-column-properties fo:break-before="auto" style:column-width="50.4pt"/>
    </style:style>
    <style:style style:name="co9" style:family="table-column">
      <style:table-column-properties fo:break-before="auto" style:column-width="98.79pt"/>
    </style:style>
    <style:style style:name="co10" style:family="table-column">
      <style:table-column-properties fo:break-before="auto" style:column-width="66.3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808080"/>
    </style:style>
  </office:automatic-styles>
  <office:body>
    <office:spreadsheet>
      <table:calculation-settings table:automatic-find-labels="false" table:use-regular-expressions="false" table:use-wildcards="true"/>
      <table:table table:name="studies_using_the_similar_analys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4"/>
        <table:table-column table:style-name="co10" table:default-cell-style-name="ce1"/>
        <table:table-column table:style-name="co11" table:number-columns-repeated="1013" table:default-cell-style-name="ce1"/>
        <table:table-row table:style-name="ro1">
          <table:table-cell office:value-type="string" calcext:value-type="string">
            <text:p>Studies</text:p>
          </table:table-cell>
          <table:table-cell office:value-type="string" calcext:value-type="string" table:number-columns-spanned="4" table:number-rows-spanned="1">
            <text:p>Analyses</text:p>
          </table:table-cell>
          <table:covered-table-cell table:number-columns-repeated="3"/>
          <table:table-cell/>
          <table:table-cell office:value-type="string" calcext:value-type="string" table:number-columns-spanned="5" table:number-rows-spanned="1">
            <text:p>Denoising Methods</text:p>
          </table:table-cell>
          <table:covered-table-cell table:number-columns-repeated="4"/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nivariate Activation</text:p>
          </table:table-cell>
          <table:table-cell office:value-type="string" calcext:value-type="string">
            <text:p>Repetition Suppression</text:p>
          </table:table-cell>
          <table:table-cell office:value-type="string" calcext:value-type="string">
            <text:p>RSA</text:p>
          </table:table-cell>
          <table:table-cell office:value-type="string" calcext:value-type="string">
            <text:p>MVPA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Head Motion</text:p>
          </table:table-cell>
          <table:table-cell office:value-type="string" calcext:value-type="string">
            <text:p>Physiological Recordings</text:p>
          </table:table-cell>
          <table:table-cell office:value-type="string" calcext:value-type="string">
            <text:p>CompCor</text:p>
          </table:table-cell>
          <table:table-cell office:value-type="string" calcext:value-type="string">
            <text:p>High-pass Filt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No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a xlink:href="http://www.pnas.org/lookup/doi/10.1073/pnas.1818575116" xlink:type="simple">PNAS_2019_Taylor</text:a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6 parameters</text:p>
          </table:table-cell>
          <table:table-cell table:number-columns-repeated="2"/>
          <table:table-cell office:value-type="string" calcext:value-type="string">
            <text:p>128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a xlink:href="https://doi.org/10.1016/j.cub.2020.04.039" xlink:type="simple">CB_2020_Rezk</text:a>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6 parameters</text:p>
          </table:table-cell>
          <table:table-cell table:number-columns-repeated="2"/>
          <table:table-cell office:value-type="string" calcext:value-type="string">
            <text:p>128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a xlink:href="https://linkinghub.elsevier.com/retrieve/pii/S0896627319305677" xlink:type="simple">Neuron_2019_Yokoi</text:a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robust-weighted least square estimation</text:p>
          </table:table-cell>
          <table:table-cell table:number-columns-repeated="2"/>
          <table:table-cell office:value-type="string" calcext:value-type="string">
            <text:p>128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<text:a xlink:href="https://doi.org/10.1016/j.neuroimage.2020.116892" xlink:type="simple">NI_2020_Meersmans</text:a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6"/>
          <table:table-cell table:style-name="ce2" office:value-type="string" calcext:value-type="string">
            <text:p>No denoising information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<text:a xlink:href="http://cercor.oxfordjournals.org/cgi/doi/10.1093/cercor/bhw300" xlink:type="simple">CC_2016_Zhao</text:a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60s</text:p>
          </table:table-cell>
          <table:table-cell/>
          <table:table-cell table:style-name="ce2" office:value-type="string" calcext:value-type="string">
            <text:p>No denoising information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<text:a xlink:href="http://dx.doi.org/10.1016/j.neuroimage.2013.11.054" xlink:type="simple">NI_2014_Rothlein</text:a>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6 parameters</text:p>
          </table:table-cell>
          <table:table-cell table:number-columns-repeated="3"/>
          <table:table-cell table:style-name="ce2" office:value-type="string" calcext:value-type="string">
            <text:p>Drift (1 linear trend and 6 nonlinear trend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<text:a xlink:href="http://www.jneurosci.org/cgi/doi/10.1523/JNEUROSCI.4889-12.2013" xlink:type="simple">JN_2013_Ward</text:a></text:p>
          </table:table-cell>
          <table:table-cell table:number-columns-repeated="3" office:value-type="string" calcext:value-type="string">
            <text:p>x</text:p>
          </table:table-cell>
          <table:table-cell table:number-columns-repeated="6"/>
          <table:table-cell table:style-name="ce2" office:value-type="string" calcext:value-type="string">
            <text:p>Drift (quadratic polynomial)</text:p>
          </table:table-cell>
          <table:table-cell table:style-name="ce2" office:value-type="string" calcext:value-type="string">
            <text:p>No denoising information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a xlink:href="http://www.sciencemag.org/cgi/doi/10.1126/science.1244333" xlink:type="simple">Science_2013_Boets</text:a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6 paramet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http://dx.doi.org/10.1016/j.neuropsychologia.2011.11.007" xlink:type="simple">Neuropsychologia_2012_Jimura</text:a>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12 paramet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https://doi.org/10.1016/j.bandl.2019.01.002" xlink:type="simple">B&amp;L_2019_Glezer</text:a>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6 parameters</text:p>
          </table:table-cell>
          <table:table-cell table:number-columns-repeated="2"/>
          <table:table-cell office:value-type="string" calcext:value-type="string">
            <text:p>128s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<text:a xlink:href="http://dx.doi.org/10.1016/j.neuroimage.2016.12.054" xlink:type="simple">NI_2017_Purcell</text:a>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6 parameters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128s</text:p>
          </table:table-cell>
          <table:table-cell/>
          <table:table-cell table:style-name="ce2" office:value-type="string" calcext:value-type="string">
            <text:p>Didn’t provide the number of compon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a xlink:href="http://dx.doi.org/10.1016/j.neuroimage.2016.05.072" xlink:type="simple">NI_2016_Glezer</text:a>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6 parameters</text:p>
          </table:table-cell>
          <table:table-cell table:number-columns-repeated="2"/>
          <table:table-cell office:value-type="string" calcext:value-type="string">
            <text:p>128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<text:a xlink:href="https://academic.oup.com/cercor/article-lookup/doi/10.1093/cercor/bhv147" xlink:type="simple">CC_2016_Harris</text:a>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Default"/>
          <table:table-cell table:number-columns-repeated="4"/>
          <table:table-cell table:style-name="ce2" office:value-type="string" calcext:value-type="string">
            <text:p>No denoising information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<text:a xlink:href="http://www.sciencedirect.com/science/article/pii/S0093934X14001862" xlink:type="simple">B&amp;L_2015_McNorgan</text:a>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ArtRepair</text:p>
          </table:table-cell>
          <table:table-cell table:number-columns-repeated="4"/>
          <table:table-cell table:style-name="ce2" office:value-type="string" calcext:value-type="string">
            <text:p>No denoising information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a xlink:href="https://academic.oup.com/cercor/article-lookup/doi/10.1093/cercor/bhs211" xlink:type="simple">CC_2013_Gardelle</text:a>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6 parameters</text:p>
          </table:table-cell>
          <table:table-cell table:number-columns-repeated="2"/>
          <table:table-cell office:value-type="string" calcext:value-type="string">
            <text:p>128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a xlink:href="https://elifesciences.org/articles/10762" xlink:type="simple">eLife_2016_Siuda-Krzywicka</text:a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6 paramet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<text:a xlink:href="https://www.nature.com/articles/nn.3337#Sec15" xlink:type="simple">NN_2013_McNamee</text:a>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2" office:value-type="string" calcext:value-type="string">
            <text:p>Gaussian naive Bayes</text:p>
          </table:table-cell>
          <table:table-cell office:value-type="string" calcext:value-type="string">
            <text:p>6 parameters</text:p>
          </table:table-cell>
          <table:table-cell table:number-columns-repeated="2"/>
          <table:table-cell office:value-type="string" calcext:value-type="string">
            <text:p>120s</text:p>
          </table:table-cell>
          <table:table-cell/>
          <table:table-cell table:style-name="Default"/>
          <table:table-cell table:number-columns-repeated="1012"/>
        </table:table-row>
        <table:table-row table:style-name="ro3">
          <table:table-cell office:value-type="string" calcext:value-type="string">
            <text:p><text:a xlink:href="https://www.nature.com/articles/ncomms9151#Sec9" xlink:type="simple">NatComm_2015_Schlichting</text:a>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SS</text:p>
          </table:table-cell>
          <table:table-cell table:style-name="ce2" office:value-type="string" calcext:value-type="string">
            <text:p>12 parameters; FD, and DVARS</text:p>
          </table:table-cell>
          <table:table-cell table:number-columns-repeated="2"/>
          <table:table-cell office:value-type="string" calcext:value-type="string">
            <text:p>sigma 50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a xlink:href="https://www.jneurosci.org/content/31/41/14592.full#sec-2" xlink:type="simple">JN_2011_Woolgar</text:a>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Linear SVM</text:p>
          </table:table-cell>
          <table:table-cell table:style-name="ce2" office:value-type="string" calcext:value-type="string">
            <text:p>movement parameters and run means</text:p>
          </table:table-cell>
          <table:table-cell table:number-columns-repeated="2"/>
          <table:table-cell office:value-type="string" calcext:value-type="string">
            <text:p>128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a xlink:href="https://www.nature.com/articles/ncomms2979#Sec2" xlink:type="simple">NatComm_2013_Liang</text:a>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6 paramet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https://www.jneurosci.org/content/36/29/7569.full#sec-2" xlink:type="simple">JN_2016_Berron</text:a>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LSS; Linear SVM</text:p>
          </table:table-cell>
          <table:table-cell office:value-type="string" calcext:value-type="string">
            <text:p>6 parameters</text:p>
          </table:table-cell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udies_using_RETROITOR_or_aCompCor" table:style-name="ta1">
        <table:table-column table:style-name="co1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tudies_using_the_similar_analyses.B2:studies_using_the_similar_analyses.L2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/00/0000</text:date>, <text:time style:data-style-name="N2" text:time-value="14:44:22.3076547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5T04:53:43.042981864</meta:creation-date>
    <meta:generator>LibreOffice/6.1.5.2$Linux_X86_64 LibreOffice_project/10$Build-2</meta:generator>
    <dc:date>2020-12-27T22:17:13.163274320</dc:date>
    <dc:creator>Shuai Wang</dc:creator>
    <meta:editing-duration>PT7H46M58S</meta:editing-duration>
    <meta:editing-cycles>32</meta:editing-cycles>
    <meta:document-statistic meta:table-count="2" meta:cell-count="120" meta:object-count="0"/>
  </office:meta>
</office:document-meta>
</file>